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8cm" fo:margin-left="-0.236cm" fo:margin-top="0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6.535cm"/>
    </style:style>
    <style:style style:name="Table1.D" style:family="table-column">
      <style:table-column-properties style:column-width="4.8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59cm" fo:padding-right="0.191cm" fo:padding-top="0cm" fo:padding-bottom="0cm" fo:border="1pt solid #000001"/>
    </style:style>
    <style:style style:name="Table1.A3" style:family="table-cell">
      <style:table-cell-properties fo:padding-left="0.159cm" fo:padding-right="0.191cm" fo:padding-top="0cm" fo:padding-bottom="0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line-height="115%" fo:text-align="end" style:justify-single-word="false" fo:orphans="0" fo:widows="0"/>
      <style:text-properties fo:font-size="24pt" style:font-size-asian="24pt" style:font-size-complex="24pt"/>
    </style:style>
    <style:style style:name="P2" style:family="paragraph" style:parent-style-name="Standard">
      <style:paragraph-properties fo:margin-top="0cm" fo:margin-bottom="0cm" loext:contextual-spacing="false" fo:line-height="115%" fo:orphans="0" fo:widows="0"/>
      <style:text-properties fo:font-size="24pt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line-height="115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15%" fo:orphans="0" fo:widows="0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15%" fo:orphans="0" fo:widows="0" fo:break-before="pag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break-before="page"/>
      <style:text-properties fo:font-size="16pt" style:font-size-asian="16pt" style:font-size-complex="16pt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15%" fo:text-align="end" style:justify-single-word="false" fo:orphans="0" fo:widows="0" fo:text-indent="0cm" style:auto-text-indent="false"/>
      <style:text-properties fo:font-size="24pt" style:font-size-asian="24pt" style:font-size-complex="24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15%" fo:text-align="end" style:justify-single-word="false" fo:orphans="0" fo:widows="0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15%" fo:text-align="end" style:justify-single-word="false" fo:orphans="0" fo:widows="0" style:page-number="1"/>
      <style:text-properties fo:font-size="24pt" style:font-size-asian="24pt" style:font-size-complex="24pt"/>
    </style:style>
    <style:style style:name="P11" style:family="paragraph" style:parent-style-name="Standard">
      <style:paragraph-properties fo:margin-top="0cm" fo:margin-bottom="0cm" loext:contextual-spacing="false"/>
      <style:text-properties officeooo:rsid="0022bbb9" officeooo:paragraph-rsid="002856f7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2856f7"/>
    </style:style>
    <style:style style:name="P13" style:family="paragraph" style:parent-style-name="Standard">
      <style:paragraph-properties fo:margin-top="0cm" fo:margin-bottom="0cm" loext:contextual-spacing="false"/>
      <style:text-properties fo:font-weight="bold" officeooo:rsid="002856f7" officeooo:paragraph-rsid="002856f7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font-weight="bold" officeooo:rsid="002c8fe0" officeooo:paragraph-rsid="002c8fe0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font-weight="bold" officeooo:rsid="002d576c" officeooo:paragraph-rsid="002d576c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font-weight="bold" officeooo:rsid="002e62cc" officeooo:paragraph-rsid="002d576c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font-weight="bold" officeooo:rsid="002e62cc" officeooo:paragraph-rsid="002e62cc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font-weight="bold" officeooo:rsid="002ee296" officeooo:paragraph-rsid="002ee296" style:font-weight-asian="bold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font-weight="bold" officeooo:rsid="00301d27" officeooo:paragraph-rsid="00301d27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font-weight="bold" officeooo:rsid="00301d27" officeooo:paragraph-rsid="0031803c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font-weight="bold" officeooo:rsid="0031803c" officeooo:paragraph-rsid="0031803c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font-weight="normal" officeooo:rsid="002856f7" officeooo:paragraph-rsid="002856f7" style:font-weight-asian="normal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fo:font-weight="normal" officeooo:rsid="002993f3" officeooo:paragraph-rsid="002993f3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fo:font-weight="normal" officeooo:rsid="002d576c" officeooo:paragraph-rsid="002d576c" style:font-weight-asian="normal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/>
      <style:text-properties fo:font-weight="normal" officeooo:rsid="002d576c" officeooo:paragraph-rsid="002d576c" style:font-weight-asian="normal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/>
      <style:text-properties fo:font-weight="normal" officeooo:rsid="002d576c" officeooo:paragraph-rsid="002d576c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weight="normal" officeooo:rsid="002d576c" officeooo:paragraph-rsid="002ee296" style:font-weight-asian="normal" style:font-weight-complex="normal"/>
    </style:style>
    <style:style style:name="P28" style:family="paragraph" style:parent-style-name="Standard" style:list-style-name="L4">
      <style:paragraph-properties fo:margin-top="0cm" fo:margin-bottom="0cm" loext:contextual-spacing="false"/>
      <style:text-properties fo:font-weight="normal" officeooo:rsid="002e62cc" officeooo:paragraph-rsid="002e62cc" style:font-weight-asian="normal" style:font-weight-complex="normal"/>
    </style:style>
    <style:style style:name="P29" style:family="paragraph" style:parent-style-name="Standard">
      <style:paragraph-properties fo:margin-top="0cm" fo:margin-bottom="0cm" loext:contextual-spacing="false"/>
      <style:text-properties fo:font-weight="normal" officeooo:rsid="002e62cc" officeooo:paragraph-rsid="002e62cc" style:font-weight-asian="normal" style:font-weight-complex="normal"/>
    </style:style>
    <style:style style:name="P30" style:family="paragraph" style:parent-style-name="Standard">
      <style:paragraph-properties fo:margin-top="0cm" fo:margin-bottom="0cm" loext:contextual-spacing="false"/>
      <style:text-properties fo:font-weight="normal" officeooo:rsid="002ee296" officeooo:paragraph-rsid="002ee296" style:font-weight-asian="normal" style:font-weight-complex="normal"/>
    </style:style>
    <style:style style:name="P31" style:family="paragraph" style:parent-style-name="Standard" style:list-style-name="L3">
      <style:paragraph-properties fo:margin-top="0cm" fo:margin-bottom="0cm" loext:contextual-spacing="false"/>
      <style:text-properties fo:font-weight="normal" officeooo:rsid="002ee296" officeooo:paragraph-rsid="002ee296" style:font-weight-asian="normal" style:font-weight-complex="normal"/>
    </style:style>
    <style:style style:name="P32" style:family="paragraph" style:parent-style-name="Standard" style:list-style-name="L6">
      <style:paragraph-properties fo:margin-top="0cm" fo:margin-bottom="0cm" loext:contextual-spacing="false"/>
      <style:text-properties fo:font-weight="normal" officeooo:rsid="002ee296" officeooo:paragraph-rsid="002ee296" style:font-weight-asian="normal" style:font-weight-complex="normal"/>
    </style:style>
    <style:style style:name="P33" style:family="paragraph" style:parent-style-name="Standard">
      <style:paragraph-properties fo:margin-top="0cm" fo:margin-bottom="0cm" loext:contextual-spacing="false"/>
      <style:text-properties fo:font-weight="normal" officeooo:rsid="002f3b77" officeooo:paragraph-rsid="002f3b77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/>
      <style:text-properties fo:font-weight="normal" officeooo:rsid="00301d27" officeooo:paragraph-rsid="00301d27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/>
      <style:text-properties fo:font-weight="normal" officeooo:rsid="0031803c" officeooo:paragraph-rsid="0031803c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rsid="002e62cc" officeooo:paragraph-rsid="002e62cc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/>
      <style:text-properties officeooo:rsid="0031803c" officeooo:paragraph-rsid="0031803c"/>
    </style:style>
    <style:style style:name="P38" style:family="paragraph" style:parent-style-name="Standard">
      <style:paragraph-properties fo:margin-top="0cm" fo:margin-bottom="0cm" loext:contextual-spacing="false" fo:line-height="115%" fo:text-align="end" style:justify-single-word="false" fo:orphans="0" fo:widows="0"/>
      <style:text-properties fo:font-size="24pt" officeooo:rsid="00336df9" officeooo:paragraph-rsid="00336df9" style:font-size-asian="24pt" style:font-size-complex="24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paragraph-rsid="002856f7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11351" officeooo:paragraph-rsid="002856f7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856f7"/>
    </style:style>
    <style:style style:name="P42" style:family="paragraph" style:parent-style-name="Standard">
      <style:paragraph-properties fo:margin-top="0cm" fo:margin-bottom="0.106cm" loext:contextual-spacing="false"/>
      <style:text-properties officeooo:paragraph-rsid="00245646"/>
    </style:style>
    <style:style style:name="P43" style:family="paragraph" style:parent-style-name="Standard">
      <style:paragraph-properties fo:margin-top="0cm" fo:margin-bottom="0.106cm" loext:contextual-spacing="false"/>
      <style:text-properties officeooo:rsid="00245646" officeooo:paragraph-rsid="00245646"/>
    </style:style>
    <style:style style:name="P44" style:family="paragraph" style:parent-style-name="Standard" style:list-style-name="L1">
      <style:paragraph-properties fo:margin-top="0cm" fo:margin-bottom="0.106cm" loext:contextual-spacing="false"/>
      <style:text-properties officeooo:rsid="0025adb5" officeooo:paragraph-rsid="0025adb5"/>
    </style:style>
    <style:style style:name="P45" style:family="paragraph" style:parent-style-name="Standard">
      <style:paragraph-properties fo:margin-top="0cm" fo:margin-bottom="0.106cm" loext:contextual-spacing="false"/>
      <style:text-properties officeooo:rsid="0025adb5" officeooo:paragraph-rsid="0025adb5"/>
    </style:style>
    <style:style style:name="P46" style:family="paragraph" style:parent-style-name="Standard">
      <style:paragraph-properties fo:margin-top="0cm" fo:margin-bottom="0.106cm" loext:contextual-spacing="false"/>
      <style:text-properties fo:font-weight="bold" officeooo:rsid="0025adb5" officeooo:paragraph-rsid="0025adb5" style:font-weight-asian="bold" style:font-weight-complex="bold"/>
    </style:style>
    <style:style style:name="P47" style:family="paragraph" style:parent-style-name="Standard">
      <style:paragraph-properties fo:margin-top="0cm" fo:margin-bottom="0.106cm" loext:contextual-spacing="false"/>
      <style:text-properties fo:font-weight="bold" officeooo:rsid="00266400" officeooo:paragraph-rsid="00266400" style:font-weight-asian="bold" style:font-weight-complex="bold"/>
    </style:style>
    <style:style style:name="P48" style:family="paragraph" style:parent-style-name="Standard">
      <style:paragraph-properties fo:margin-top="0cm" fo:margin-bottom="0.106cm" loext:contextual-spacing="false"/>
      <style:text-properties officeooo:paragraph-rsid="00266400"/>
    </style:style>
    <style:style style:name="P49" style:family="paragraph" style:parent-style-name="Standard">
      <style:paragraph-properties fo:break-before="page"/>
    </style:style>
    <style:style style:name="T1" style:family="text">
      <style:text-properties officeooo:rsid="00211351"/>
    </style:style>
    <style:style style:name="T2" style:family="text">
      <style:text-properties officeooo:rsid="0022bbb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adb5" style:font-weight-asian="normal" style:font-weight-complex="normal"/>
    </style:style>
    <style:style style:name="T6" style:family="text">
      <style:text-properties fo:font-weight="normal" officeooo:rsid="00245646" style:font-weight-asian="normal" style:font-weight-complex="normal"/>
    </style:style>
    <style:style style:name="T7" style:family="text">
      <style:text-properties fo:font-weight="normal" officeooo:rsid="00266400" style:font-weight-asian="normal" style:font-weight-complex="normal"/>
    </style:style>
    <style:style style:name="T8" style:family="text">
      <style:text-properties officeooo:rsid="00266400"/>
    </style:style>
    <style:style style:name="T9" style:family="text">
      <style:text-properties officeooo:rsid="002993f3"/>
    </style:style>
    <style:style style:name="T10" style:family="text">
      <style:text-properties officeooo:rsid="002a9e66"/>
    </style:style>
    <style:style style:name="T11" style:family="text">
      <style:text-properties officeooo:rsid="002d576c"/>
    </style:style>
    <style:style style:name="T12" style:family="text">
      <style:text-properties officeooo:rsid="002e62cc"/>
    </style:style>
    <style:style style:name="T13" style:family="text">
      <style:text-properties officeooo:rsid="002ee296"/>
    </style:style>
    <style:style style:name="T14" style:family="text">
      <style:text-properties officeooo:rsid="002f3b77"/>
    </style:style>
    <style:style style:name="T15" style:family="text">
      <style:text-properties officeooo:rsid="00301d27"/>
    </style:style>
    <style:style style:name="T16" style:family="text">
      <style:text-properties officeooo:rsid="003180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38">MyDrinkList</text:p>
      <text:p text:style-name="P1"><text:s/></text:p>
      <text:p text:style-name="P8">Documento de Requisitos</text:p>
      <text:p text:style-name="P8"/>
      <text:p text:style-name="P8"/>
      <text:p text:style-name="P8"/>
      <text:p text:style-name="P9"/>
      <text:p text:style-name="P9"/>
      <text:p text:style-name="P9">Marcos Rafael Lapa de Sousa<text:line-break/>Pedro Basílio<text:line-break/>Rafael Borges Calil</text:p>
      <text:p text:style-name="P8"/>
      <text:p text:style-name="P6"/>
      <text:p text:style-name="P5">HISTÓRICO DE VERSÕES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Descrição</text:p>
          </table:table-cell>
          <table:table-cell table:style-name="Table1.A1" office:value-type="string">
            <text:p text:style-name="P4">Autores</text:p>
          </table:table-cell>
        </table:table-row>
        <table:table-row table:style-name="Table1.1">
          <table:table-cell table:style-name="Table1.A1" office:value-type="string">
            <text:p text:style-name="P4">23/09/2018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4">Criação do documento</text:p>
          </table:table-cell>
          <table:table-cell table:style-name="Table1.A1" office:value-type="string">
            <text:p text:style-name="P4">Marcos, Pedro e Rafael</text:p>
          </table:table-cell>
        </table:table-row>
        <table:table-row table:style-name="Table1.1">
          <table:table-cell table:style-name="Table1.A3" office:value-type="string">
            <text:p text:style-name="P36">24/09/2018</text:p>
          </table:table-cell>
          <table:table-cell table:style-name="Table1.A3" office:value-type="string">
            <text:p text:style-name="P36">1.0</text:p>
          </table:table-cell>
          <table:table-cell table:style-name="Table1.A3" office:value-type="string">
            <text:p text:style-name="P36">Formalização</text:p>
          </table:table-cell>
          <table:table-cell table:style-name="Table1.A3" office:value-type="string">
            <text:p text:style-name="P36">Marcos, Pedro e Rafael</text:p>
          </table:table-cell>
        </table:table-row>
      </table:table>
      <text:p text:style-name="P3"/>
      <text:p text:style-name="P2"><text:s/></text:p>
      <text:p text:style-name="P7">Índice</text:p>
      <text:p text:style-name="P49"><text:bookmark text:name="_yjr3khsv12e7"/><text:span text:style-name="T3">1.Introdução</text:span></text:p>
      <text:p text:style-name="P43">O propósito desse documento é definir os requisitos que devem ser atendidos pelo software MyDrinkList.</text:p>
      <text:p text:style-name="P43"/>
      <text:p text:style-name="P43"><text:span text:style-name="T3">1.1 Equipe responsável pelos requisitos</text:span></text:p>
      <text:p text:style-name="P43">A equipe responsável pelos requisitos do software MyDrinkList são os alunos Marcos Rafel Lapa de Souza, Pedro Basílio de Camargo Neto, e Rafael Borges Calil. Somente os membros dessa equipe estão autorizados a editar este documento.</text:p>
      <text:p text:style-name="P43"/>
      <text:p text:style-name="P43"><text:span text:style-name="T3">1.2 Visão geral do software MyDrinkList</text:span></text:p>
      <text:p text:style-name="P42"><text:span text:style-name="T6">O MyDrinkList tem a função de catalogar bebidas e possibilitar a avaliação </text:span><text:span text:style-name="T5">dos usuários e dis</text:span><text:span text:style-name="T6">cussão sobre as bebidas catalogadas. </text:span><text:span text:style-name="T5">O sistema lida com informações como:</text:span></text:p>
      <text:list xml:id="list1316643974" text:style-name="L1">
        <text:list-item>
          <text:p text:style-name="P44"><text:span text:style-name="T4">Categorização de bebidas em categorias de acordo com o sabor (doce, azedo, etc.);</text:span></text:p>
        </text:list-item>
        <text:list-item>
          <text:p text:style-name="P44"><text:span text:style-name="T4">Avaliação baseada em notas dadas por usuários, variando de 0 a 10;</text:span></text:p>
        </text:list-item>
        <text:list-item>
          <text:p text:style-name="P44"><text:span text:style-name="T4">Comentários submetidos por usuários.</text:span></text:p>
        </text:list-item>
      </text:list>
      <text:p text:style-name="P45"><text:span text:style-name="T4">O software disponibiliza toda a informação e discussão armazenada sobre os drinks para consulta, para os interessados em encontrar qualquer drink.</text:span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6"><text:soft-page-break/>2.<text:span text:style-name="T8">Premissas e suposições</text:span></text:p>
      <text:p text:style-name="P47">2.1. Ambientes Operacionais</text:p>
      <text:p text:style-name="P47">2.2. Requisitos futuros</text:p>
      <text:p text:style-name="P47">2.3. Restrições ao Escopo do software</text:p>
      <text:p text:style-name="P47">2.4. Implantação do software</text:p>
      <text:p text:style-name="P47">2.5. Sustentação do Software</text:p>
      <text:p text:style-name="P47">3. Requisitos de dados</text:p>
      <text:p text:style-name="P47">4. Requisitos Funcionais</text:p>
      <text:p text:style-name="P48"><text:span text:style-name="T7">Os requisitos funcionais (RF) definem funções que o software deve disponibilizar para satisfazer expectativas e necessidades das partes interessadas.</text:span></text:p>
      <text:p text:style-name="P13">4.1. Expectativa: Disponibili<text:span text:style-name="T11">zar</text:span> dados sobre os drinks pesquisados.</text:p>
      <text:list xml:id="list424807265" text:style-name="L2">
        <text:list-item>
          <text:p text:style-name="P25">Necessidade: consultar informações sobre os drinks cadastrados.</text:p>
        </text:list-item>
      </text:list>
      <text:p text:style-name="P14">RF-BuscaDrinkNome: Buscar drinks por nome</text:p>
      <text:p text:style-name="P22">Prioridade: Alta.<text:tab/></text:p>
      <text:p text:style-name="P22"/>
      <text:p text:style-name="P22">Entradas: <text:span text:style-name="T9">Nome parcial da bebida desejada.</text:span></text:p>
      <text:p text:style-name="P22"/>
      <text:p text:style-name="P23">Resultados: <text:span text:style-name="T10">Dados de drinks cadastrados com nomes parcialmente correspondentes à entrada.</text:span></text:p>
      <text:p text:style-name="P23"/>
      <text:p text:style-name="P15">RF-BuscaDrinkAval: Buscar drinks por avaliação</text:p>
      <text:p text:style-name="P24">Piroridade: alta.</text:p>
      <text:p text:style-name="P24"/>
      <text:p text:style-name="P24">Entradas: Avaliações máximas e mínimas, variando de 0 a 10.</text:p>
      <text:p text:style-name="P24"/>
      <text:p text:style-name="P24">Resultados: Dados de drinks com avaliação méda dentro do intervalo especificado.</text:p>
      <text:p text:style-name="P24"/>
      <text:p text:style-name="P15">RF-BuscaDrinkCategoria: Buscar drinks por categoria</text:p>
      <text:p text:style-name="P24">Prioridade: Alta</text:p>
      <text:p text:style-name="P24"/>
      <text:p text:style-name="P24">Entradas: Conjunto de categorias desejadas.</text:p>
      <text:p text:style-name="P24"/>
      <text:p text:style-name="P24">Resulados: Dados de drinks que se encaixam em uma ou mais categorias da entrada.</text:p>
      <text:p text:style-name="P24"/>
      <text:p text:style-name="P15">4.2. Expectativa: Inserir <text:span text:style-name="T13">e editar</text:span> dados de drinks.</text:p>
      <text:list xml:id="list3768641880" text:style-name="L3">
        <text:list-item>
          <text:p text:style-name="P26">Necessidade: cadastrar os drinks no sistema para que tenham seus dados disponibilizados aos usuários.</text:p>
        </text:list-item>
        <text:list-item>
          <text:p text:style-name="P31">Necessidade: corrigir erros cometidos na publicação de informações sobre um drink.</text:p>
        </text:list-item>
      </text:list>
      <text:p text:style-name="P15">RF-InsereDrink: Criar o cadastro de um drink no sistema de dados.</text:p>
      <text:p text:style-name="P24">Prioridade: Alta.</text:p>
      <text:p text:style-name="P24"/>
      <text:p text:style-name="P24">Entradas: Nome do drink, descrição do drink, <text:span text:style-name="T13">ingredientes do drink, </text:span>categorias do drink.</text:p>
      <text:p text:style-name="P24"/>
      <text:p text:style-name="P24"><text:soft-page-break/>Resultado<text:span text:style-name="T12">s</text:span>: <text:span text:style-name="T12">O drink é publicado e pode ser visualizado, avaliado e comentado pelos usuários.</text:span></text:p>
      <text:p text:style-name="P18">RF-EditaDrink: Editar os dados inseridos em um drink publicado.</text:p>
      <text:p text:style-name="P30">Prioridade: Média.</text:p>
      <text:p text:style-name="P30"/>
      <text:p text:style-name="P27">Entradas: Nome do drink, descrição do drink, <text:span text:style-name="T13">ingredientes do drink, </text:span>categorias do drink.</text:p>
      <text:p text:style-name="P27"/>
      <text:p text:style-name="P30"><text:span text:style-name="T11">Resultados: </text:span>A publicação do <text:span text:style-name="T11">drink é </text:span>atualizada.</text:p>
      <text:p text:style-name="P30"/>
      <text:p text:style-name="P17">4.3. Expectativa: Logar no sistema.</text:p>
      <text:list xml:id="list4088920447" text:style-name="L4">
        <text:list-item>
          <text:p text:style-name="P28">Necessidade: Iniciar sessão para acessar as funções de inserção eedição do sistema.</text:p>
        </text:list-item>
      </text:list>
      <text:p text:style-name="P17">RF- LoginGoogle: Iniciar sessão com a conta Google.</text:p>
      <text:p text:style-name="P29">Prioridade: alta.</text:p>
      <text:p text:style-name="P29"/>
      <text:p text:style-name="P29">Entradas: Informações de login do google.</text:p>
      <text:p text:style-name="P29"/>
      <text:p text:style-name="P29">Resultados: O usuário está logado e tem acesso ás funções de inserção e edição do sistema.</text:p>
      <text:p text:style-name="P16"/>
      <text:p text:style-name="P18">4.4. Expectativa: Interagir com o sistema e os usuários.</text:p>
      <text:list xml:id="list3872241117" text:style-name="L6">
        <text:list-item>
          <text:p text:style-name="P32">Necessidade: Avaliar os drinks e adicionar às discussões sobre os drinks.</text:p>
        </text:list-item>
      </text:list>
      <text:p text:style-name="P18">RF-AvalDrink: Dar uma nota de 0 a 10 para um drink.</text:p>
      <text:p text:style-name="P30">Prioridade: Média.</text:p>
      <text:p text:style-name="P30"/>
      <text:p text:style-name="P30">Entradas: Um número real com até duas casas decimais que seja maior ou igual a 0 e menor ou igual a 10.</text:p>
      <text:p text:style-name="P30"/>
      <text:p text:style-name="P30">Resultado: O sistema armazena a nota individual e a média do drink.</text:p>
      <text:p text:style-name="P30"/>
      <text:p text:style-name="P18">RF-InsereComentario: Inserir um comentário na página de um drink selecionado.</text:p>
      <text:p text:style-name="P30">Prioridade: Média.</text:p>
      <text:p text:style-name="P30"/>
      <text:p text:style-name="P30">Entradas: Um texto de até 500 caracteres.</text:p>
      <text:p text:style-name="P30"/>
      <text:p text:style-name="P30">Resultado: Publicação do texto na página do drink.</text:p>
      <text:p text:style-name="P30"/>
      <text:p text:style-name="P18">RF-<text:span text:style-name="T14">AvalComentario: Avaliar um comentário na p´gina de um drink.</text:span></text:p>
      <text:p text:style-name="P33">Prioridade: <text:span text:style-name="T15">Baixa.</text:span></text:p>
      <text:p text:style-name="P33"/>
      <text:p text:style-name="P34">Entradas: Seleção para avaliação de comentário entre “útil”, “irrelevante”, ou “engraçado”.</text:p>
      <text:p text:style-name="P34"/>
      <text:p text:style-name="P34">Resultados: Aumento do contador de avaliações no comentário na categoria selecionada, movendo o comentário para mais perto do topo ou fundo da seção de comentários.</text:p>
      <text:p text:style-name="P34"/>
      <text:p text:style-name="P34"/>
      <text:p text:style-name="P34"/>
      <text:p text:style-name="P19"><text:soft-page-break/>5. Requisitos não-funcionais</text:p>
      <text:p text:style-name="P34">Os requisitos não funcionais (RNF) definem características de qualidade que as funções disponibilizadas no software devem prover para atender expectativas e necessidades das partes interessadas.</text:p>
      <text:p text:style-name="P34"><text:span text:style-name="T3">5.1. Compatibilidade.</text:span></text:p>
      <text:p text:style-name="P34"><text:span text:style-name="T3">RNF-AplicWeb: O sistema é uma aplicação web</text:span></text:p>
      <text:p text:style-name="P34">Prioridade: média.</text:p>
      <text:p text:style-name="P34">O sistema se baseia na web e tem um componente cliente que roda no navegador, operado pelo usuário final, além de um componente servidor que gerencia o acesso ao banco de dados e roda em um servidor web.</text:p>
      <text:p text:style-name="P34"/>
      <text:p text:style-name="P19">RNF-IntegraGoogle: O sistema tem integração com contas Google.</text:p>
      <text:p text:style-name="P19"><text:span text:style-name="T4">Prioridade: média</text:span></text:p>
      <text:p text:style-name="P19"><text:span text:style-name="T4">O sistema autentica os usuários com o sistema externo, gerenciado pelo Google.</text:span></text:p>
      <text:p text:style-name="P19"><text:span text:style-name="T4"/></text:p>
      <text:p text:style-name="P20"><text:span text:style-name="T16">5.2.Usabilidade.</text:span></text:p>
      <text:p text:style-name="P20"><text:span text:style-name="T16">RNF-</text:span> <text:span text:style-name="T16">LinguaPortug: A interação com o usuário usa a Língua Portuguesa do Brasil.</text:span></text:p>
      <text:p text:style-name="P35">Prioridade: Alta.</text:p>
      <text:p text:style-name="P35">Todos os elementos textuais de interação com o usuário seguem as normas de ortografia e gramática da Língua Portuguesa.</text:p>
      <text:p text:style-name="P35"/>
      <text:p text:style-name="P21">5.3. Confiabilidade.</text:p>
      <text:p text:style-name="P21">RNF- PersistDados: O sistema deve usar um sistema de persistência de dados.</text:p>
      <text:p text:style-name="P35">Prioridade: Alta.</text:p>
      <text:p text:style-name="P37"><text:span text:style-name="T4">Todos os dados submetidos pelos usuários devem ser armazenados e consultados por meio de um sistema de persistência de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9-24T23:33:42.997000000</dc:date>
    <meta:editing-duration>PT9H37M12S</meta:editing-duration>
    <meta:editing-cycles>5</meta:editing-cycles>
    <meta:document-statistic meta:table-count="1" meta:image-count="0" meta:object-count="0" meta:page-count="7" meta:paragraph-count="100" meta:word-count="791" meta:character-count="5303" meta:non-whitespace-character-count="4615"/>
  </office:meta>
</office:document-meta>
</file>